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1C530000175D4277F0DB.svm" manifest:media-type=""/>
  <manifest:file-entry manifest:full-path="Pictures/20000009000012D000001006246E8997.svm" manifest:media-type=""/>
  <manifest:file-entry manifest:full-path="Pictures/10000200000001DC00000227954EB930.png" manifest:media-type="image/png"/>
  <manifest:file-entry manifest:full-path="Pictures/100002010000004F000001E2574A83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3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198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5.752cm"/>
    </style:style>
    <style:style style:name="Tabla3.C" style:family="table-column">
      <style:table-column-properties style:column-width="5.502cm"/>
    </style:style>
    <style:style style:name="Tabla3.D" style:family="table-column">
      <style:table-column-properties style:column-width="1.02cm"/>
    </style:style>
    <style:style style:name="Tabla3.E" style:family="table-column">
      <style:table-column-properties style:column-width="2.08cm"/>
    </style:style>
    <style:style style:name="Tabla3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97cm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101cm" fo:padding-right="0.101cm" fo:padding-top="0.15cm" fo:padding-bottom="0.15cm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101cm" fo:padding-right="0.101cm" fo:padding-top="0.199cm" fo:padding-bottom="0.199cm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.004cm" style:rel-column-width="3823*"/>
    </style:style>
    <style:style style:name="Tabla1.B" style:family="table-column">
      <style:table-column-properties style:column-width="13.996cm" style:rel-column-width="53324*"/>
    </style:style>
    <style:style style:name="Tabla1.C" style:family="table-column">
      <style:table-column-properties style:column-width="2.201cm" style:rel-column-width="8388*"/>
    </style:style>
    <style:style style:name="Tabla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201cm" table:align="margins"/>
    </style:style>
    <style:style style:name="Tabla12.A" style:family="table-column">
      <style:table-column-properties style:column-width="1.005cm" style:rel-column-width="3830*"/>
    </style:style>
    <style:style style:name="Tabla12.B" style:family="table-column">
      <style:table-column-properties style:column-width="13.996cm" style:rel-column-width="53324*"/>
    </style:style>
    <style:style style:name="Tabla12.C" style:family="table-column">
      <style:table-column-properties style:column-width="2.2cm" style:rel-column-width="8381*"/>
    </style:style>
    <style:style style:name="Tabla12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201cm" table:align="margins"/>
    </style:style>
    <style:style style:name="Tabla13.A" style:family="table-column">
      <style:table-column-properties style:column-width="1.005cm" style:rel-column-width="3830*"/>
    </style:style>
    <style:style style:name="Tabla13.B" style:family="table-column">
      <style:table-column-properties style:column-width="13.996cm" style:rel-column-width="53324*"/>
    </style:style>
    <style:style style:name="Tabla13.C" style:family="table-column">
      <style:table-column-properties style:column-width="2.2cm" style:rel-column-width="8381*"/>
    </style:style>
    <style:style style:name="Tabla13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201cm" table:align="margins"/>
    </style:style>
    <style:style style:name="Tabla10.A" style:family="table-column">
      <style:table-column-properties style:column-width="1.005cm" style:rel-column-width="3830*"/>
    </style:style>
    <style:style style:name="Tabla10.B" style:family="table-column">
      <style:table-column-properties style:column-width="13.996cm" style:rel-column-width="53324*"/>
    </style:style>
    <style:style style:name="Tabla10.C" style:family="table-column">
      <style:table-column-properties style:column-width="2.2cm" style:rel-column-width="8381*"/>
    </style:style>
    <style:style style:name="Tabla10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201cm" table:align="margins"/>
    </style:style>
    <style:style style:name="Tabla11.A" style:family="table-column">
      <style:table-column-properties style:column-width="1.005cm" style:rel-column-width="3830*"/>
    </style:style>
    <style:style style:name="Tabla11.B" style:family="table-column">
      <style:table-column-properties style:column-width="13.996cm" style:rel-column-width="53324*"/>
    </style:style>
    <style:style style:name="Tabla11.C" style:family="table-column">
      <style:table-column-properties style:column-width="2.2cm" style:rel-column-width="8381*"/>
    </style:style>
    <style:style style:name="Tabla1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201cm" table:align="margins"/>
    </style:style>
    <style:style style:name="Tabla17.A" style:family="table-column">
      <style:table-column-properties style:column-width="1.005cm" style:rel-column-width="3830*"/>
    </style:style>
    <style:style style:name="Tabla17.B" style:family="table-column">
      <style:table-column-properties style:column-width="13.996cm" style:rel-column-width="53324*"/>
    </style:style>
    <style:style style:name="Tabla17.C" style:family="table-column">
      <style:table-column-properties style:column-width="2.2cm" style:rel-column-width="8381*"/>
    </style:style>
    <style:style style:name="Tabla17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201cm" table:align="margins"/>
    </style:style>
    <style:style style:name="Taula1.A" style:family="table-column">
      <style:table-column-properties style:column-width="1.005cm" style:rel-column-width="3830*"/>
    </style:style>
    <style:style style:name="Taula1.B" style:family="table-column">
      <style:table-column-properties style:column-width="13.996cm" style:rel-column-width="53324*"/>
    </style:style>
    <style:style style:name="Taula1.C" style:family="table-column">
      <style:table-column-properties style:column-width="2.2cm" style:rel-column-width="8381*"/>
    </style:style>
    <style:style style:name="Taula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201cm" table:align="margins"/>
    </style:style>
    <style:style style:name="Tabla19.A" style:family="table-column">
      <style:table-column-properties style:column-width="1.005cm" style:rel-column-width="3830*"/>
    </style:style>
    <style:style style:name="Tabla19.B" style:family="table-column">
      <style:table-column-properties style:column-width="13.996cm" style:rel-column-width="53324*"/>
    </style:style>
    <style:style style:name="Tabla19.C" style:family="table-column">
      <style:table-column-properties style:column-width="2.2cm" style:rel-column-width="8381*"/>
    </style:style>
    <style:style style:name="Tabla19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201cm" table:align="margins"/>
    </style:style>
    <style:style style:name="Tabla26.A" style:family="table-column">
      <style:table-column-properties style:column-width="1.005cm" style:rel-column-width="3830*"/>
    </style:style>
    <style:style style:name="Tabla26.B" style:family="table-column">
      <style:table-column-properties style:column-width="13.996cm" style:rel-column-width="53324*"/>
    </style:style>
    <style:style style:name="Tabla26.C" style:family="table-column">
      <style:table-column-properties style:column-width="2.2cm" style:rel-column-width="8381*"/>
    </style:style>
    <style:style style:name="Tabla26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201cm" table:align="margins"/>
    </style:style>
    <style:style style:name="Tabla20.A" style:family="table-column">
      <style:table-column-properties style:column-width="1.005cm" style:rel-column-width="3830*"/>
    </style:style>
    <style:style style:name="Tabla20.B" style:family="table-column">
      <style:table-column-properties style:column-width="13.996cm" style:rel-column-width="53324*"/>
    </style:style>
    <style:style style:name="Tabla20.C" style:family="table-column">
      <style:table-column-properties style:column-width="2.2cm" style:rel-column-width="8381*"/>
    </style:style>
    <style:style style:name="Tabla20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201cm" table:align="margins"/>
    </style:style>
    <style:style style:name="Tabla21.A" style:family="table-column">
      <style:table-column-properties style:column-width="1.005cm" style:rel-column-width="3830*"/>
    </style:style>
    <style:style style:name="Tabla21.B" style:family="table-column">
      <style:table-column-properties style:column-width="13.996cm" style:rel-column-width="53324*"/>
    </style:style>
    <style:style style:name="Tabla21.C" style:family="table-column">
      <style:table-column-properties style:column-width="2.2cm" style:rel-column-width="8381*"/>
    </style:style>
    <style:style style:name="Tabla2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201cm" table:align="margins"/>
    </style:style>
    <style:style style:name="Tabla22.A" style:family="table-column">
      <style:table-column-properties style:column-width="1.005cm" style:rel-column-width="3830*"/>
    </style:style>
    <style:style style:name="Tabla22.B" style:family="table-column">
      <style:table-column-properties style:column-width="13.996cm" style:rel-column-width="53324*"/>
    </style:style>
    <style:style style:name="Tabla22.C" style:family="table-column">
      <style:table-column-properties style:column-width="2.2cm" style:rel-column-width="8381*"/>
    </style:style>
    <style:style style:name="Tabla22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201cm" table:align="margins"/>
    </style:style>
    <style:style style:name="Tabla24.A" style:family="table-column">
      <style:table-column-properties style:column-width="1.005cm" style:rel-column-width="3830*"/>
    </style:style>
    <style:style style:name="Tabla24.B" style:family="table-column">
      <style:table-column-properties style:column-width="13.996cm" style:rel-column-width="53324*"/>
    </style:style>
    <style:style style:name="Tabla24.C" style:family="table-column">
      <style:table-column-properties style:column-width="2.2cm" style:rel-column-width="8381*"/>
    </style:style>
    <style:style style:name="Tabla24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1.005cm" style:rel-column-width="3830*"/>
    </style:style>
    <style:style style:name="Tabla5.B" style:family="table-column">
      <style:table-column-properties style:column-width="13.996cm" style:rel-column-width="53324*"/>
    </style:style>
    <style:style style:name="Tabla5.C" style:family="table-column">
      <style:table-column-properties style:column-width="2.2cm" style:rel-column-width="8381*"/>
    </style:style>
    <style:style style:name="Tabla5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198cm" table:align="margins"/>
    </style:style>
    <style:style style:name="Taula2.A" style:family="table-column">
      <style:table-column-properties style:column-width="1.005cm" style:rel-column-width="3830*"/>
    </style:style>
    <style:style style:name="Taula2.B" style:family="table-column">
      <style:table-column-properties style:column-width="13.993cm" style:rel-column-width="53324*"/>
    </style:style>
    <style:style style:name="Taula2.C" style:family="table-column">
      <style:table-column-properties style:column-width="2.2cm" style:rel-column-width="8381*"/>
    </style:style>
    <style:style style:name="Taula2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198cm" table:align="margins"/>
    </style:style>
    <style:style style:name="Taula3.A" style:family="table-column">
      <style:table-column-properties style:column-width="1.005cm" style:rel-column-width="3830*"/>
    </style:style>
    <style:style style:name="Taula3.B" style:family="table-column">
      <style:table-column-properties style:column-width="13.993cm" style:rel-column-width="53324*"/>
    </style:style>
    <style:style style:name="Taula3.C" style:family="table-column">
      <style:table-column-properties style:column-width="2.2cm" style:rel-column-width="8381*"/>
    </style:style>
    <style:style style:name="Taula3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198cm" table:align="margins"/>
    </style:style>
    <style:style style:name="Taula4.A" style:family="table-column">
      <style:table-column-properties style:column-width="1.005cm" style:rel-column-width="3830*"/>
    </style:style>
    <style:style style:name="Taula4.B" style:family="table-column">
      <style:table-column-properties style:column-width="13.993cm" style:rel-column-width="53324*"/>
    </style:style>
    <style:style style:name="Taula4.C" style:family="table-column">
      <style:table-column-properties style:column-width="2.2cm" style:rel-column-width="8381*"/>
    </style:style>
    <style:style style:name="Taula4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198cm" table:align="margins"/>
    </style:style>
    <style:style style:name="Taula5.A" style:family="table-column">
      <style:table-column-properties style:column-width="1.005cm" style:rel-column-width="3830*"/>
    </style:style>
    <style:style style:name="Taula5.B" style:family="table-column">
      <style:table-column-properties style:column-width="13.993cm" style:rel-column-width="53324*"/>
    </style:style>
    <style:style style:name="Taula5.C" style:family="table-column">
      <style:table-column-properties style:column-width="2.2cm" style:rel-column-width="8381*"/>
    </style:style>
    <style:style style:name="Taula5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u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198cm" table:align="margins"/>
    </style:style>
    <style:style style:name="Taula6.A" style:family="table-column">
      <style:table-column-properties style:column-width="1.005cm" style:rel-column-width="3830*"/>
    </style:style>
    <style:style style:name="Taula6.B" style:family="table-column">
      <style:table-column-properties style:column-width="13.993cm" style:rel-column-width="53324*"/>
    </style:style>
    <style:style style:name="Taula6.C" style:family="table-column">
      <style:table-column-properties style:column-width="2.2cm" style:rel-column-width="8381*"/>
    </style:style>
    <style:style style:name="Taula6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.198cm" table:align="margins"/>
    </style:style>
    <style:style style:name="Taula7.A" style:family="table-column">
      <style:table-column-properties style:column-width="1.005cm" style:rel-column-width="3830*"/>
    </style:style>
    <style:style style:name="Taula7.B" style:family="table-column">
      <style:table-column-properties style:column-width="13.993cm" style:rel-column-width="53324*"/>
    </style:style>
    <style:style style:name="Taula7.C" style:family="table-column">
      <style:table-column-properties style:column-width="2.2cm" style:rel-column-width="8381*"/>
    </style:style>
    <style:style style:name="Taula7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u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" fo:font-size="7pt" style:font-size-asian="7pt" style:font-name-complex="Arial"/>
    </style:style>
    <style:style style:name="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3" style:family="paragraph" style:parent-style-name="Footnote">
      <style:paragraph-properties style:snap-to-layout-grid="false"/>
      <style:text-properties style:font-name="Arial" fo:font-size="8pt" fo:language="ca" fo:country="ES" style:font-size-asian="8pt" style:font-name-complex="Arial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" fo:font-size="8pt" fo:language="ca" fo:country="ES" style:font-size-asian="8pt" style:font-name-complex="Arial"/>
    </style:style>
    <style:style style:name="P7" style:family="paragraph" style:parent-style-name="Standard">
      <style:text-properties fo:color="#ff0000" style:font-name="Arial" fo:font-size="10pt" style:font-name-asian="MS Mincho" style:font-size-asian="10pt" style:font-name-complex="Tahoma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text-properties fo:color="#ff0000" style:font-name="Arial" fo:font-size="10pt" style:font-name-asian="MS Mincho" style:font-size-asian="10pt" style:font-name-complex="Tahoma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fo:color="#ff0000" style:font-name="Arial" fo:font-size="10pt" style:font-name-asian="MS Mincho" style:font-size-asian="10pt" style:font-name-complex="Tahoma" style:font-size-complex="10pt"/>
    </style:style>
    <style:style style:name="P19" style:family="paragraph" style:parent-style-name="Table_20_Contents">
      <style:paragraph-properties fo:margin-top="0cm" fo:margin-bottom="0.101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cm" fo:margin-bottom="0.101cm" style:contextual-spacing="false"/>
      <style:text-properties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top="0cm" fo:margin-bottom="0.101cm" style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22" style:family="paragraph" style:parent-style-name="Table_20_Contents">
      <style:paragraph-properties fo:margin-left="0cm" fo:margin-right="0cm" fo:margin-top="0.101cm" fo:margin-bottom="0cm" style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101cm" fo:margin-bottom="0.101cm" style:contextual-spacing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Text_20_body">
      <style:text-properties fo:color="#ff0000" style:font-name="Arial" fo:font-size="10pt" fo:language="zxx" fo:country="none" style:font-name-asian="MS Mincho" style:font-size-asian="10pt" style:font-name-complex="Tahoma" style:font-size-complex="10pt"/>
    </style:style>
    <style:style style:name="P25" style:family="paragraph" style:parent-style-name="Text_20_body">
      <style:text-properties fo:color="#ff0000" style:font-name="Arial" fo:font-size="10pt" fo:language="ca" fo:country="ES" style:font-name-asian="MS Mincho" style:font-size-asian="10pt" style:font-name-complex="Tahoma" style:font-size-complex="10pt"/>
    </style:style>
    <style:style style:name="P26" style:family="paragraph" style:parent-style-name="Standard">
      <style:text-properties style:text-underline-style="none" officeooo:paragraph-rsid="00171df1"/>
    </style:style>
    <style:style style:name="P27" style:family="paragraph" style:parent-style-name="Standard">
      <style:text-properties officeooo:paragraph-rsid="00171df1"/>
    </style:style>
    <style:style style:name="P28" style:family="paragraph" style:parent-style-name="Standard">
      <style:text-properties fo:font-size="9pt" fo:font-weight="normal" officeooo:paragraph-rsid="00171df1" style:font-size-asian="9pt" style:font-weight-asian="normal" style:font-size-complex="9pt" style:font-weight-complex="normal"/>
    </style:style>
    <style:style style:name="P29" style:family="paragraph" style:parent-style-name="Text_20_body">
      <style:text-properties fo:color="#ff0000" style:font-name="Arial" fo:font-size="10pt" fo:language="zxx" fo:country="none" officeooo:paragraph-rsid="00171df1" style:font-name-asian="MS Mincho" style:font-size-asian="10pt" style:font-name-complex="Tahoma" style:font-size-complex="10pt"/>
    </style:style>
    <style:style style:name="P30" style:family="paragraph" style:parent-style-name="Table_20_Contents" style:list-style-name="L2">
      <style:paragraph-properties fo:text-align="justify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 style:list-style-name="L2">
      <style:paragraph-properties fo:text-align="justify" style:justify-single-word="false"/>
      <style:text-properties style:font-name="Arial" fo:font-size="10pt" fo:font-weight="bold" officeooo:paragraph-rsid="00171df1" style:font-name-asian="MS Mincho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 style:list-style-name="L3">
      <style:paragraph-properties fo:text-align="justify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 style:list-style-name="L4">
      <style:paragraph-properties fo:text-align="justify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 style:list-style-name="L5">
      <style:paragraph-properties fo:text-align="justify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0pt" fo:font-weight="bold" officeooo:paragraph-rsid="00171df1" style:font-name-asian="MS Mincho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 style:list-style-name="L6">
      <style:paragraph-properties fo:text-align="justify" style:justify-single-word="false"/>
      <style:text-properties style:font-name="Arial" fo:font-size="10pt" fo:font-weight="bold" officeooo:paragraph-rsid="00171df1" style:font-name-asian="MS Mincho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71df1" style:font-name-asian="MS Mincho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171df1" style:font-name-asian="MS Mincho" style:font-size-asian="10pt" style:font-weight-asian="normal" style:font-name-complex="Tahoma" style:font-size-complex="10pt" style:font-weight-complex="normal"/>
    </style:style>
    <style:style style:name="P40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text-properties fo:color="#ff0000" style:font-name="Arial" fo:font-size="10pt" officeooo:paragraph-rsid="00171df1" style:font-name-asian="MS Mincho" style:font-size-asian="10pt" style:font-name-complex="Tahoma" style:font-size-complex="10pt"/>
    </style:style>
    <style:style style:name="P42" style:family="paragraph" style:parent-style-name="Table_20_Contents" style:list-style-name="L1">
      <style:paragraph-properties fo:margin-top="0.101cm" fo:margin-bottom="0cm" style:contextual-spacing="false"/>
    </style:style>
    <style:style style:name="P43" style:family="paragraph" style:parent-style-name="_30_2_20_Cos_20_Exercici">
      <style:text-properties officeooo:paragraph-rsid="00171df1"/>
    </style:style>
    <style:style style:name="P44" style:family="paragraph" style:parent-style-name="_30_1_20_Títol_20_Exercici">
      <style:text-properties fo:font-size="9pt" style:text-underline-style="none" fo:font-weight="normal" officeooo:paragraph-rsid="00171df1" style:font-size-asian="9pt" style:font-weight-asian="normal" style:font-size-complex="9pt" style:font-weight-complex="normal"/>
    </style:style>
    <style:style style:name="T1" style:family="text">
      <style:text-properties style:font-name="Arial" fo:font-size="8pt" fo:language="ca" fo:country="ES" style:font-size-asian="8pt" style:font-name-complex="Arial"/>
    </style:style>
    <style:style style:name="T2" style:family="text">
      <style:text-properties fo:color="#000080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fo:font-size="9pt" fo:background-color="#ffffff" loext:char-shading-value="0" style:font-size-asian="9pt" style:font-size-complex="9pt"/>
    </style:style>
    <style:style style:name="T6" style:family="text">
      <style:text-properties fo:color="#000000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71df1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11">UNITAT FORMATIVA 1</text:p>
            <text:p text:style-name="P12">Programació estructurada</text:p>
          </table:table-cell>
          <table:covered-table-cell/>
          <table:table-cell table:style-name="Tabla3.A2" table:number-columns-spanned="3" office:value-type="string">
            <text:p text:style-name="P11">ACTIVITAT 2</text:p>
            <text:p text:style-name="P12">Estructures de selecció</text:p>
          </table:table-cell>
          <table:covered-table-cell/>
          <table:covered-table-cell/>
        </table:table-row>
        <table:table-row>
          <table:table-cell table:style-name="Tabla3.A3" table:number-rows-spanned="2" office:value-type="string">
            <text:p text:style-name="P16">Cognoms i nom:</text:p>
          </table:table-cell>
          <table:table-cell table:style-name="Tabla3.B3" table:number-columns-spanned="2" office:value-type="string">
            <text:p text:style-name="P13">Cognom1 Cognom2, Nom</text:p>
          </table:table-cell>
          <table:covered-table-cell/>
          <table:table-cell table:style-name="Tabla3.B3" office:value-type="string">
            <text:p text:style-name="P15">Data:</text:p>
          </table:table-cell>
          <table:table-cell table:style-name="Tabla3.B3" office:value-type="string">
            <text:p text:style-name="P14">dd/mm/aaaa</text:p>
          </table:table-cell>
        </table:table-row>
        <table:table-row>
          <table:covered-table-cell/>
          <table:table-cell table:style-name="Tabla3.A3" table:number-columns-spanned="2" office:value-type="string">
            <text:p text:style-name="P13">Cognom1 Cognom2, Nom</text:p>
          </table:table-cell>
          <table:covered-table-cell/>
          <table:table-cell table:style-name="Tabla3.A3" office:value-type="string">
            <text:p text:style-name="P15">Nota:</text:p>
          </table:table-cell>
          <table:table-cell table:style-name="Tabla3.A3" office:value-type="string">
            <text:p text:style-name="P14"/>
          </table:table-cell>
        </table:table-row>
        <table:table-row>
          <table:table-cell table:style-name="Tabla3.A5" table:number-columns-spanned="5" office:value-type="string">
            <text:p text:style-name="P19">Exercicis 3: Condicionals</text:p>
            <text:p text:style-name="P20">Es tracta que per a cada un dels exercicis proposats codifiqueu el programa en Netbeans. Pensa que ho has de fer a parir de l'algorisme que vas crear.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3">PRÀCTICA INDIVIDUAL</text:p>
                  <text:p text:style-name="P22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xml:id="list2552972474283215120" text:style-name="L1">
                    <text:list-item>
                      <text:p text:style-name="P42"><text:span text:style-name="T6">CICLE</text:span><text:span text:style-name="T8"> és ASIX, DAW o DAM</text:span></text:p>
                    </text:list-item>
                    <text:list-item>
                      <text:p text:style-name="P42"><text:span text:style-name="T6">Cognom</text:span><text:span text:style-name="T8"> és el primer cognom de l'alumnat.</text:span></text:p>
                    </text:list-item>
                    <text:list-item>
                      <text:p text:style-name="P42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2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5" office:value-type="string">
            <text:p text:style-name="P40"/>
            <text:p text:style-name="P27"/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float" office:value="0">
                  <text:p text:style-name="P38">0<text:span text:style-name="T11">1</text:span></text:p>
                </table:table-cell>
                <table:table-cell table:style-name="Taula2.A1" office:value-type="float" office:value="0">
                  <text:p text:style-name="P35">Escriu un programa per a determinar si un número és negatiu. Fer-ho amb:</text:p>
                  <text:list xml:id="list3733943222341469045" text:style-name="L2">
                    <text:list-item>
                      <text:p text:style-name="P31">Amb dos 'if'</text:p>
                    </text:list-item>
                    <text:list-item>
                      <text:p text:style-name="P31">Am un 'if-else'</text:p>
                    </text:list-item>
                  </text:list>
                </table:table-cell>
                <table:table-cell table:style-name="Taula2.C1">
                  <text:p text:style-name="P39"/>
                </table:table-cell>
              </table:table-row>
              <table:table-row>
                <table:table-cell table:style-name="Taula2.A2" table:number-columns-spanned="3" office:value-type="string">
                  <text:p text:style-name="P29"/>
                </table:table-cell>
                <table:covered-table-cell/>
                <table:covered-table-cell/>
              </table:table-row>
            </table:table>
            <text:p text:style-name="P43"/>
            <table:table table:name="Taula3" table:style-name="Taula3">
              <table:table-column table:style-name="Taula3.A"/>
              <table:table-column table:style-name="Taula3.B"/>
              <table:table-column table:style-name="Taula3.C"/>
              <table:table-row>
                <table:table-cell table:style-name="Taula3.A1" office:value-type="float" office:value="0">
                  <text:p text:style-name="P38">0<text:span text:style-name="T11">2</text:span></text:p>
                </table:table-cell>
                <table:table-cell table:style-name="Taula3.A1" office:value-type="float" office:value="0">
                  <text:p text:style-name="P35">Escriu un programa per a determinar si un número és més gran que 35. Fes-ho:</text:p>
                  <text:list xml:id="list5153860157681919617" text:style-name="L6">
                    <text:list-item>
                      <text:p text:style-name="P36">amb dos 'if'</text:p>
                    </text:list-item>
                    <text:list-item>
                      <text:p text:style-name="P36">amb un 'if-else'</text:p>
                    </text:list-item>
                  </text:list>
                </table:table-cell>
                <table:table-cell table:style-name="Taula3.C1">
                  <text:p text:style-name="P39"/>
                </table:table-cell>
              </table:table-row>
              <table:table-row>
                <table:table-cell table:style-name="Taula3.A2" table:number-columns-spanned="3" office:value-type="string">
                  <text:p text:style-name="P29"/>
                </table:table-cell>
                <table:covered-table-cell/>
                <table:covered-table-cell/>
              </table:table-row>
            </table:table>
            <text:p text:style-name="P27"/>
            <table:table table:name="Taula4" table:style-name="Taula4">
              <table:table-column table:style-name="Taula4.A"/>
              <table:table-column table:style-name="Taula4.B"/>
              <table:table-column table:style-name="Taula4.C"/>
              <table:table-row>
                <table:table-cell table:style-name="Taula4.A1" office:value-type="float" office:value="0">
                  <text:p text:style-name="P38">0<text:span text:style-name="T11">3</text:span></text:p>
                </table:table-cell>
                <table:table-cell table:style-name="Taula4.A1" office:value-type="float" office:value="0">
                  <text:p text:style-name="P35">Escriu un programa per a determinar si un número és positiu i menor que 100.</text:p>
                </table:table-cell>
                <table:table-cell table:style-name="Taula4.C1">
                  <text:p text:style-name="P39"/>
                </table:table-cell>
              </table:table-row>
              <table:table-row>
                <table:table-cell table:style-name="Taula4.A2" table:number-columns-spanned="3" office:value-type="string">
                  <text:p text:style-name="P29"/>
                </table:table-cell>
                <table:covered-table-cell/>
                <table:covered-table-cell/>
              </table:table-row>
            </table:table>
            <text:p text:style-name="P43"/>
            <table:table table:name="Taula5" table:style-name="Taula5">
              <table:table-column table:style-name="Taula5.A"/>
              <table:table-column table:style-name="Taula5.B"/>
              <table:table-column table:style-name="Taula5.C"/>
              <table:table-row>
                <table:table-cell table:style-name="Taula5.A1" office:value-type="float" office:value="0">
                  <text:p text:style-name="P38">0<text:span text:style-name="T11">4</text:span></text:p>
                </table:table-cell>
                <table:table-cell table:style-name="Taula5.A1" office:value-type="float" office:value="0">
                  <text:p text:style-name="P35">Escriu un programa per a determinar si un número pertany a l'interval [-3,27].</text:p>
                </table:table-cell>
                <table:table-cell table:style-name="Taula5.C1">
                  <text:p text:style-name="P39"/>
                </table:table-cell>
              </table:table-row>
              <table:table-row>
                <table:table-cell table:style-name="Taula5.A2" table:number-columns-spanned="3" office:value-type="string">
                  <text:p text:style-name="P29"/>
                </table:table-cell>
                <table:covered-table-cell/>
                <table:covered-table-cell/>
              </table:table-row>
            </table:table>
            <text:p text:style-name="P27"/>
            <table:table table:name="Taula6" table:style-name="Taula6">
              <table:table-column table:style-name="Taula6.A"/>
              <table:table-column table:style-name="Taula6.B"/>
              <table:table-column table:style-name="Taula6.C"/>
              <table:table-row>
                <table:table-cell table:style-name="Taula6.A1" office:value-type="float" office:value="0">
                  <text:p text:style-name="P38">0<text:span text:style-name="T11">5</text:span></text:p>
                </table:table-cell>
                <table:table-cell table:style-name="Taula6.A1" office:value-type="float" office:value="0">
                  <text:p text:style-name="P35">Escriu un programa que elevi al quadrat un número si és parell i al cub si és senar.</text:p>
                </table:table-cell>
                <table:table-cell table:style-name="Taula6.C1">
                  <text:p text:style-name="P39"/>
                </table:table-cell>
              </table:table-row>
              <table:table-row>
                <table:table-cell table:style-name="Taula6.A2" table:number-columns-spanned="3" office:value-type="string">
                  <text:p text:style-name="P41"/>
                </table:table-cell>
                <table:covered-table-cell/>
                <table:covered-table-cell/>
              </table:table-row>
            </table:table>
            <text:p text:style-name="P28"/>
            <text:p text:style-name="P27"/>
            <table:table table:name="Taula7" table:style-name="Taula7">
              <table:table-column table:style-name="Taula7.A"/>
              <table:table-column table:style-name="Taula7.B"/>
              <table:table-column table:style-name="Taula7.C"/>
              <table:table-row>
                <table:table-cell table:style-name="Taula7.A1" office:value-type="float" office:value="0">
                  <text:p text:style-name="P38">0<text:span text:style-name="T11">6</text:span></text:p>
                </table:table-cell>
                <table:table-cell table:style-name="Taula7.A1" office:value-type="float" office:value="0">
                  <text:p text:style-name="P35">Realitza un programa que retorni el menor de 3 números introduïts.</text:p>
                </table:table-cell>
                <table:table-cell table:style-name="Taula7.C1">
                  <text:p text:style-name="P39"/>
                </table:table-cell>
              </table:table-row>
              <table:table-row>
                <table:table-cell table:style-name="Taula7.A2" table:number-columns-spanned="3" office:value-type="string">
                  <text:p text:style-name="P41"/>
                </table:table-cell>
                <table:covered-table-cell/>
                <table:covered-table-cell/>
              </table:table-row>
            </table:table>
            <text:p text:style-name="P44"/>
            <text:p text:style-name="P28"/>
          </table:table-cell>
          <table:covered-table-cell/>
          <table:covered-table-cell/>
          <table:covered-table-cell/>
          <table:covered-table-cell/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float" office:value="0">
            <text:p text:style-name="P8">0<text:span text:style-name="T11">7</text:span></text:p>
          </table:table-cell>
          <table:table-cell table:style-name="Tabla1.A1" office:value-type="float" office:value="0">
            <text:p text:style-name="P9">Realitza un programa que demani els 3 costats d'un triangle i informi de si es tracta d'un triangle, equilàter o escalen-</text:p>
          </table:table-cell>
          <table:table-cell table:style-name="Tabla1.C1">
            <text:p text:style-name="P10"/>
          </table:table-cell>
        </table:table-row>
        <table:table-row>
          <table:table-cell table:style-name="Tabla1.A2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float" office:value="0">
            <text:p text:style-name="P8">0<text:span text:style-name="T11">8</text:span></text:p>
          </table:table-cell>
          <table:table-cell table:style-name="Tabla12.A1" office:value-type="float" office:value="0">
            <text:p text:style-name="P9">Realitza un programa que determini si un caràcter introduït és un número, una lletra o altre caràcter. Si és una lletra, s'ha d'especificar si és majúscula o minúscula.</text:p>
          </table:table-cell>
          <table:table-cell table:style-name="Tabla12.C1">
            <text:p text:style-name="P10"/>
          </table:table-cell>
        </table:table-row>
        <table:table-row>
          <table:table-cell table:style-name="Tabla12.A2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26"/>
      <text:p text:style-name="P26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float" office:value="0">
            <text:p text:style-name="P8">0<text:span text:style-name="T11">9</text:span></text:p>
          </table:table-cell>
          <table:table-cell table:style-name="Tabla13.A1" office:value-type="float" office:value="0">
            <text:p text:style-name="P9">Realitza un programa que demani 2 números i després mostri un menú amb les opcions: sumar, restar, multiplicar i dividir. En funció de l'opció seleccionada, el programa ha de mostrar el resultat correcte. Utilitza la sentència switch.</text:p>
            <text:p text:style-name="P9"/>
            <text:p text:style-name="P9"><draw:frame draw:style-name="fr3" draw:name="gráficos7" text:anchor-type="paragraph" svg:width="4.815cm" svg:height="4.103cm" draw:z-index="6"><draw:image xlink:href="Pictures/20000009000012D000001006246E8997.svm" xlink:type="simple" xlink:show="embed" xlink:actuate="onLoad"/></draw:frame></text:p>
            <text:p text:style-name="P9"/>
          </table:table-cell>
          <table:table-cell table:style-name="Tabla13.C1">
            <text:p text:style-name="P10"/>
          </table:table-cell>
        </table:table-row>
        <table:table-row>
          <table:table-cell table:style-name="Tabla13.A2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float" office:value="0">
            <text:p text:style-name="P8">10</text:p>
          </table:table-cell>
          <table:table-cell table:style-name="Tabla10.A1" office:value-type="float" office:value="0">
            <text:p text:style-name="P9">Escriu un programa que calculi la despesa d'aigua en una habitatge donat el número de litres gastats, sent el sistema de cobrament:</text:p>
            <text:p text:style-name="P9"/>
            <text:list xml:id="list5036938655954162415" text:style-name="L4">
              <text:list-item>
                <text:p text:style-name="P33">la quota fixa mensual és de 6 €</text:p>
              </text:list-item>
              <text:list-item>
                <text:p text:style-name="P33">els primers 50 litres són gratis (opció 1).</text:p>
              </text:list-item>
              <text:list-item>
                <text:p text:style-name="P33">entre 50 i 200 litres es cobra el litre a 0.1 € (opció 2)</text:p>
              </text:list-item>
              <text:list-item>
                <text:p text:style-name="P33">a partir de 200 litres es cobra el litre a 0.3 € (opció 3)</text:p>
              </text:list-item>
            </text:list>
          </table:table-cell>
          <table:table-cell table:style-name="Tabla10.C1">
            <text:p text:style-name="P10"/>
          </table:table-cell>
        </table:table-row>
        <table:table-row>
          <table:table-cell table:style-name="Tabla10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float" office:value="0">
            <text:p text:style-name="P8">11</text:p>
          </table:table-cell>
          <table:table-cell table:style-name="Tabla11.A1" office:value-type="float" office:value="0">
            <text:p text:style-name="P9">Escriu un programa amb tres variables de tipus sencer a, b i c. El programa haurà de mostrar per pantalla el valor menor i el més gran.</text:p>
          </table:table-cell>
          <table:table-cell table:style-name="Tabla11.C1">
            <text:p text:style-name="P10"/>
          </table:table-cell>
        </table:table-row>
        <table:table-row>
          <table:table-cell table:style-name="Tabla11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float" office:value="0">
            <text:p text:style-name="P8">12</text:p>
          </table:table-cell>
          <table:table-cell table:style-name="Tabla17.A1" office:value-type="float" office:value="0">
            <text:p text:style-name="P9">Implementar el codi necessari per a conéèxer l'estació de l'any segons el mes. S'ha de definir una variable sencera que faci referència al número del mes. Utilitza una instrucció de control <text:span text:style-name="T10">switch</text:span> per a que en cas d'estar en Gener, Febrer o Març, visualitzi per pantalla “hivern”, Abril, Maig o Juny, visualitzi per pantalla “primavera”, Juliol, Agost o Setembre visualitzi “estiu”, Octubre, Novembre o Desembre visualitza '”tardor”.</text:p>
          </table:table-cell>
          <table:table-cell table:style-name="Tabla17.C1">
            <text:p text:style-name="P10"/>
          </table:table-cell>
        </table:table-row>
        <table:table-row>
          <table:table-cell table:style-name="Tabla17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float" office:value="0">
            <text:p text:style-name="P8">13</text:p>
          </table:table-cell>
          <table:table-cell table:style-name="Taula1.A1" office:value-type="float" office:value="0">
            <text:p text:style-name="P9">Escriu un programa que permeti efectuar el càlcul de l'àrea d'un quadrat, un cercle o un triangle equilàter segons l'opció seleccionada per l'usuari a través d'un menú.</text:p>
            <text:p text:style-name="P9"/>
            <text:list xml:id="list3873886379700310334" text:style-name="L5">
              <text:list-item>
                <text:p text:style-name="P34">Crear una primera versió amb l'estructura de control if...else</text:p>
              </text:list-item>
              <text:list-item>
                <text:p text:style-name="P34">I una segona versió amb l'estructura de control switch.</text:p>
              </text:list-item>
            </text:list>
          </table:table-cell>
          <table:table-cell table:style-name="Taula1.C1">
            <text:p text:style-name="P10"/>
          </table:table-cell>
        </table:table-row>
        <table:table-row>
          <table:table-cell table:style-name="Taula1.A2" table:number-columns-spanned="3" office:value-type="string">
            <text:p text:style-name="P24"/>
          </table:table-cell>
          <table:covered-table-cell/>
          <table:covered-table-cell/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row>
          <table:table-cell table:style-name="Tabla19.A1" office:value-type="float" office:value="0">
            <text:p text:style-name="P8">14</text:p>
          </table:table-cell>
          <table:table-cell table:style-name="Tabla19.A1" office:value-type="float" office:value="0">
            <text:p text:style-name="P9">Escriu un programa que demani dos caràcters per pantalla, els ordeni <text:soft-page-break/>alfabèticament, i els visualitzi ordenats.</text:p>
          </table:table-cell>
          <table:table-cell table:style-name="Tabla19.C1">
            <text:p text:style-name="P10"/>
          </table:table-cell>
        </table:table-row>
        <table:table-row>
          <table:table-cell table:style-name="Tabla19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row>
          <table:table-cell table:style-name="Tabla26.A1" office:value-type="float" office:value="0">
            <text:p text:style-name="P8">15</text:p>
          </table:table-cell>
          <table:table-cell table:style-name="Tabla26.A1" office:value-type="float" office:value="0">
            <text:p text:style-name="P9">Definir dues variables <text:span text:style-name="T10">primerNumero</text:span> i <text:span text:style-name="T10">segonNumero</text:span> i implementar un programa que assigni un valor a cada una i obtingui el més gran dels dos, visualitzant-ho en un missatge per pantalla. Fer servir la instrucció 'if' preguntant pel valor d'aquestes variables.</text:p>
          </table:table-cell>
          <table:table-cell table:style-name="Tabla26.C1">
            <text:p text:style-name="P10"/>
          </table:table-cell>
        </table:table-row>
        <table:table-row>
          <table:table-cell table:style-name="Tabla26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>
          <table:table-cell table:style-name="Tabla20.A1" office:value-type="float" office:value="0">
            <text:p text:style-name="P8">16</text:p>
          </table:table-cell>
          <table:table-cell table:style-name="Tabla20.A1" office:value-type="float" office:value="0">
            <text:p text:style-name="P9">Implementar un programa que demani un número de l'1 al 7, i que digui a quin dia de la setmana correspon (1 correspon al dilluns, 2 al dimarts, ...). </text:p>
          </table:table-cell>
          <table:table-cell table:style-name="Tabla20.C1">
            <text:p text:style-name="P10"/>
          </table:table-cell>
        </table:table-row>
        <table:table-row>
          <table:table-cell table:style-name="Tabla20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float" office:value="0">
            <text:p text:style-name="P8">17</text:p>
          </table:table-cell>
          <table:table-cell table:style-name="Tabla21.A1" office:value-type="float" office:value="0">
            <text:p text:style-name="P9">Implementar un programa que donats quatre números A, B, C i D; el programa ha de sumar-los si A/B &gt; C/D sinó, ha de sumar només B i D. En cas que B = 0, o D = 0 el programa ha de mostrar un missatge avisant que no es pot dividir per 0; en tal cas no s'ha d'implementar cap operació.</text:p>
          </table:table-cell>
          <table:table-cell table:style-name="Tabla21.C1">
            <text:p text:style-name="P10"/>
          </table:table-cell>
        </table:table-row>
        <table:table-row>
          <table:table-cell table:style-name="Tabla21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float" office:value="0">
            <text:p text:style-name="P8">18</text:p>
          </table:table-cell>
          <table:table-cell table:style-name="Tabla22.A1" office:value-type="float" office:value="0">
            <text:p text:style-name="P9">Crear una classe per a implementar el funcionament bàsic d'un caixer automàtic. Per a fer això, definiu 2 variables de tipus sencer, una anomenada <text:span text:style-name="T10">saldoEnCompte</text:span> i altra anomenada <text:span text:style-name="T10">quantiatATreure</text:span>. Doni valors aleatoris a ambdues variables. Si el saldo en compte és més gran o igual que la quantitat a treure, visualitzi per pantalla: “Petició acceptada” i el saldo resultant en compte. En canvi, si el saldo en compte és més petit que la quantitat demanada visualitzi per pantalla: “Saldo insuficient”.</text:p>
          </table:table-cell>
          <table:table-cell table:style-name="Tabla22.C1">
            <text:p text:style-name="P10"/>
          </table:table-cell>
        </table:table-row>
        <table:table-row>
          <table:table-cell table:style-name="Tabla22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row>
          <table:table-cell table:style-name="Tabla24.A1" office:value-type="float" office:value="0">
            <text:p text:style-name="P8">19</text:p>
          </table:table-cell>
          <table:table-cell table:style-name="Tabla24.A1" office:value-type="float" office:value="0">
            <text:p text:style-name="P9">Quin és el resultat del següent programa? Explica què és el que fa exactament.</text:p>
            <text:p text:style-name="P9"/>
            <text:p text:style-name="P9"><draw:frame draw:style-name="fr3" draw:name="gráficos1" text:anchor-type="paragraph" svg:width="7.251cm" svg:height="5.981cm" draw:z-index="7"><draw:image xlink:href="Pictures/2000000900001C530000175D4277F0DB.svm" xlink:type="simple" xlink:show="embed" xlink:actuate="onLoad"/></draw:frame></text:p>
          </table:table-cell>
          <table:table-cell table:style-name="Tabla24.C1">
            <text:p text:style-name="P10"/>
          </table:table-cell>
        </table:table-row>
        <table:table-row>
          <table:table-cell table:style-name="Tabla24.A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float" office:value="0">
            <text:p text:style-name="P8">20</text:p>
          </table:table-cell>
          <table:table-cell table:style-name="Tabla5.A1" office:value-type="float" office:value="0">
            <text:p text:style-name="P9">Demanar tres números i mostrar-los ordenats de més gran a més petit.</text:p>
          </table:table-cell>
          <table:table-cell table:style-name="Tabla5.C1">
            <text:p text:style-name="P10"/>
          </table:table-cell>
        </table:table-row>
        <table:table-row>
          <table:table-cell table:style-name="Tabla5.A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3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3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3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style:paragraph-properties fo:margin-top="0.499cm" fo:margin-bottom="0.101cm" style:contextual-spacing="false" fo:line-height="120%" style:register-true="false" style:page-number="auto" fo:background-color="transparent" fo:padding="0cm" fo:border="none" style:shadow="none">
        <style:background-image/>
      </style:paragraph-properties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cm" fo:margin-bottom="0.199cm" style:contextual-spacing="false" fo:line-height="120%" style:page-number="auto" style:shadow="none" fo:keep-with-next="auto" style:join-border="true"/>
      <style:text-properties style:font-name="Arial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1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187cm" fo:margin-left="0.016cm" fo:margin-right="-0.002cm" table:align="margins" style:writing-mode="lr-tb"/>
    </style:style>
    <style:style style:name="Tabla2.A" style:family="table-column">
      <style:table-column-properties style:column-width="8.897cm" style:rel-column-width="33924*"/>
    </style:style>
    <style:style style:name="Tabla2.B" style:family="table-column">
      <style:table-column-properties style:column-width="8.29cm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" fo:font-size="7pt" style:font-size-asian="7pt" style:font-name-complex="Arial"/>
    </style:style>
    <style:style style:name="M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3" style:family="paragraph" style:parent-style-name="Footnote">
      <style:paragraph-properties style:snap-to-layout-grid="false"/>
      <style:text-properties style:font-name="Arial" fo:font-size="8pt" fo:language="ca" fo:country="ES" style:font-size-asian="8pt" style:font-name-complex="Arial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" fo:font-size="8pt" fo:language="ca" fo:country="ES" style:font-size-asian="8pt" style:font-name-complex="Arial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" fo:font-size="8pt" fo:language="ca" fo:country="ES" style:font-size-asian="8pt" style:font-name-complex="Ari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7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1cm" fo:margin-left="0cm" fo:margin-right="0cm" fo:margin-bottom="0.101cm" style:dynamic-spacing="false"/>
      </style:header-style>
      <style:footer-style>
        <style:header-footer-properties svg:height="1.1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3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17.364cm" svg:y="-0.026cm" svg:width="0.589cm" svg:height="3.581cm" draw:z-index="5"><draw:image xlink:href="Pictures/100002010000004F000001E2574A8340.png" xlink:type="simple" xlink:show="embed" xlink:actuate="onLoad"/></draw:frame><draw:frame draw:style-name="Mfr2" draw:name="Imatges1" text:anchor-type="char" svg:x="-1.046cm" svg:y="-0.028cm" svg:width="0.714cm" svg:height="0.82cm" draw:z-index="2"><draw:image xlink:href="Pictures/10000200000001DC00000227954EB930.png" xlink:type="simple" xlink:show="embed" xlink:actuate="onLoad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-A02-Condicionals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span text:style-name="MT1"><text:date style:data-style-name="N103" text:date-value="2016-10-14T17:20:37.850154004">octubre 2016</text:date></text:span></text:p>
              <text:p text:style-name="MP5"><text:span text:style-name="MT1">pàg. </text:span><text:span text:style-name="MT1"><text:page-number text:select-page="current">3</text:page-number></text:span><text:span text:style-name="MT1"> de </text:span><text:span text:style-name="MT1"><text:page-count style:num-format="1">3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8-22T10:12:52.466000000</meta:creation-date>
    <dc:language>ca-ES</dc:language>
    <meta:editing-cycles>88</meta:editing-cycles>
    <meta:editing-duration>PT5H8M3S</meta:editing-duration>
    <dc:date>2016-10-14T17:20:37.803901143</dc:date>
    <meta:print-date>2013-09-28T17:54:31.746000000</meta:print-date>
    <meta:document-statistic meta:table-count="23" meta:image-count="4" meta:object-count="0" meta:page-count="3" meta:paragraph-count="77" meta:word-count="787" meta:character-count="4433" meta:non-whitespace-character-count="3733"/>
    <meta:user-defined meta:name="Info 1"/>
    <meta:user-defined meta:name="Info 2"/>
    <meta:user-defined meta:name="Info 3"/>
    <meta:user-defined meta:name="Info 4"/>
  </office:meta>
</office:document-meta>
</file>